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53">
            <text:p>53</text:p>
          </table:table-cell>
          <table:table-cell table:formula="oooc:=[.K2]/[.K10]" office:value-type="percentage" office:value="0.360544217687075">
            <text:p>36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92">
            <text:p>92</text:p>
          </table:table-cell>
          <table:table-cell table:formula="oooc:=[.K3]/[.K10]" office:value-type="percentage" office:value="0.625850340136054">
            <text:p>62,6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2448979591837">
            <text:p>12,2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5">
            <text:p>15</text:p>
          </table:table-cell>
          <table:table-cell table:style-name="ce15" table:formula="oooc:=[.K6]/[.K10]" office:value-type="percentage" office:value="0.102040816326531">
            <text:p>10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59">
            <text:p>59</text:p>
          </table:table-cell>
          <table:table-cell table:style-name="ce15" table:formula="oooc:=([.K7]/[.K10])" office:value-type="percentage" office:value="0.401360544217687">
            <text:p>40,1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7">27/01/2007</text:date>, <text:time>21.32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7T21:32:43</dc:date>
    <dc:language>it-IT</dc:language>
    <meta:editing-cycles>77</meta:editing-cycles>
    <meta:editing-duration>P2DT7H15M36S</meta:editing-duration>
    <meta:user-defined meta:name="Info 1"/>
    <meta:user-defined meta:name="Info 2"/>
    <meta:user-defined meta:name="Info 3"/>
    <meta:user-defined meta:name="Info 4"/>
    <meta:document-statistic meta:table-count="3" meta:cell-count="761"/>
  </office:meta>
</office:document-meta>
</file>